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50b5b"/>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595e2" officeooo:paragraph-rsid="000595e2"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595e2" officeooo:paragraph-rsid="000595e2"/>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50b5b" officeooo:paragraph-rsid="00050b5b"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595e2" officeooo:paragraph-rsid="000595e2" style:font-weight-asian="bold" style:font-weight-complex="bold"/>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2"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595e2"/>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595e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Name: Josiah Kowalski <text:tab/><text:tab/><text:tab/> <text:s text:c="26"/>[<text:span text:style-name="T4">Assignment 09.04 Challenge Program</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Tests the Catapult class with sample data.</text:p>
        <text:p text:style-name="P9"><text:s/>*</text:p>
        <text:p text:style-name="P9"><text:s/>* @version 1/9/20</text:p>
        <text:p text:style-name="P9"><text:s/>* @author Josiah Kowalski</text:p>
        <text:p text:style-name="P9"><text:s/>*/</text:p>
        <text:p text:style-name="P9">public class CatapultTester {</text:p>
        <text:p text:style-name="P9"/>
        <text:p text:style-name="P9"><text:s text:c="4"/>public static void main(String args[]) {</text:p>
        <text:p text:style-name="P9"><text:s text:c="8"/>int[] launchDegree = { 0, 20, 30, 45, 50, 60, 70, 75, 80, 90 };</text:p>
        <text:p text:style-name="P9"><text:s text:c="8"/>int[] launchSpeed = { 20, 25, 30, 35, 40, 45, 50, 100, 200, 300 };</text:p>
        <text:p text:style-name="P9"><text:s text:c="8"/>Catapult launch = new Catapult(launchDegree, launchSpeed);</text:p>
        <text:p text:style-name="P9"><text:s text:c="8"/>launch.processAndPrintResults();</text:p>
        <text:p text:style-name="P9"><text:s text:c="4"/>}</text:p>
        <text:p text:style-name="P9">}</text:p>
        <text:p text:style-name="P9"/>
        <text:p text:style-name="P10">/**</text:p>
        <text:p text:style-name="P10"><text:s/>* Calculates the trajectory of a projectile based on angles and launch</text:p>
        <text:p text:style-name="P10"><text:s/>* velocities</text:p>
        <text:p text:style-name="P10"><text:s/>*</text:p>
        <text:p text:style-name="P10"><text:s/>* @version 1/9/20</text:p>
        <text:p text:style-name="P10"><text:s/>* @author Josiah Kowalski</text:p>
        <text:p text:style-name="P10"><text:soft-page-break/><text:s/>*/</text:p>
        <text:p text:style-name="P10"/>
        <text:p text:style-name="P10">public class Catapult {</text:p>
        <text:p text:style-name="P10"/>
        <text:p text:style-name="P10"><text:s text:c="4"/>private int[] launchdegree;</text:p>
        <text:p text:style-name="P10"><text:s text:c="4"/>private int[] launchspeed;</text:p>
        <text:p text:style-name="P10"/>
        <text:p text:style-name="P10"><text:s text:c="4"/>/**</text:p>
        <text:p text:style-name="P10"><text:s text:c="5"/>* Constructor for the Catapult class</text:p>
        <text:p text:style-name="P10"><text:s text:c="5"/>*</text:p>
        <text:p text:style-name="P10"><text:s text:c="5"/>* @param launchdegree</text:p>
        <text:p text:style-name="P10"><text:s text:c="5"/>* <text:s text:c="11"/>An array containing the angles of elevation for each launch in</text:p>
        <text:p text:style-name="P10"><text:s text:c="5"/>* <text:s text:c="11"/>degrees.</text:p>
        <text:p text:style-name="P10"><text:s text:c="5"/>* @param launchspeed</text:p>
        <text:p text:style-name="P10"><text:s text:c="5"/>* <text:s text:c="11"/>An array containing the launch speeds in Miles Pre Hour</text:p>
        <text:p text:style-name="P10"><text:s text:c="5"/>*/</text:p>
        <text:p text:style-name="P10"><text:s text:c="4"/>public Catapult(int[] launchdegree, int[] launchspeed) {</text:p>
        <text:p text:style-name="P10"><text:s text:c="8"/>this.launchdegree = launchdegree;</text:p>
        <text:p text:style-name="P10"><text:s text:c="8"/>this.launchspeed = launchspeed;</text:p>
        <text:p text:style-name="P10"><text:s text:c="4"/>}</text:p>
        <text:p text:style-name="P10"/>
        <text:p text:style-name="P10"><text:s text:c="4"/>/**</text:p>
        <text:p text:style-name="P10"><text:s text:c="5"/>* A static method to calculate the trajectory of an individual launch.</text:p>
        <text:p text:style-name="P10"><text:s text:c="5"/>*</text:p>
        <text:p text:style-name="P10"><text:s text:c="5"/>* @param launchSpeedMilesPerHour</text:p>
        <text:p text:style-name="P10"><text:soft-page-break/><text:s text:c="5"/>* <text:s text:c="11"/>The speed launched in Miles Per Hour.</text:p>
        <text:p text:style-name="P10"><text:s text:c="5"/>* @param launchAngleDegree</text:p>
        <text:p text:style-name="P10"><text:s text:c="5"/>* <text:s text:c="11"/>The angle of elevation in degrees.</text:p>
        <text:p text:style-name="P10"><text:s text:c="5"/>* @return The trajectory in feet.</text:p>
        <text:p text:style-name="P10"><text:s text:c="5"/>*/</text:p>
        <text:p text:style-name="P10"><text:s text:c="4"/>public double calcTrajectory(int launchSpeedMilesPerHour, int launchAngleDegree) {</text:p>
        <text:p text:style-name="P10"><text:s text:c="8"/>double gravityAccel = 9.8;</text:p>
        <text:p text:style-name="P10"><text:s text:c="8"/>double launchSpeedMetersPerSecond = 0.44704 * launchSpeedMilesPerHour;</text:p>
        <text:p text:style-name="P10"><text:s text:c="8"/>double launchAngleRadians = Math.toRadians(launchAngleDegree);</text:p>
        <text:p text:style-name="P10"><text:s text:c="8"/>double launchDistance = 3.2808</text:p>
        <text:p text:style-name="P10"><text:s text:c="16"/>* (Math.pow(launchSpeedMetersPerSecond, 2) * Math.sin(2 * launchAngleRadians) / gravityAccel);</text:p>
        <text:p text:style-name="P10"><text:s text:c="8"/>return launchDistance;</text:p>
        <text:p text:style-name="P10"><text:s text:c="4"/>}</text:p>
        <text:p text:style-name="P10"/>
        <text:p text:style-name="P10"><text:s text:c="4"/>/**</text:p>
        <text:p text:style-name="P10"><text:s text:c="5"/>* A static method to process the data into an array, and print the results.</text:p>
        <text:p text:style-name="P10"><text:s text:c="5"/>*/</text:p>
        <text:p text:style-name="P10"><text:s text:c="4"/>public void processAndPrintResults() {</text:p>
        <text:p text:style-name="P10"><text:s text:c="8"/>double distance[][] = new double[launchspeed.length][launchdegree.length];</text:p>
        <text:p text:style-name="P10"><text:s text:c="8"/>for (int row = 0; row &lt; launchspeed.length; row++) {</text:p>
        <text:p text:style-name="P10"><text:s text:c="12"/>for (int col = 0; col &lt; launchdegree.length; col++) {</text:p>
        <text:p text:style-name="P10"><text:s text:c="16"/>distance[row][col] = calcTrajectory(launchspeed[row], launchdegree[col]);</text:p>
        <text:p text:style-name="P10"><text:s text:c="12"/>}</text:p>
        <text:p text:style-name="P10"><text:s text:c="8"/>}</text:p>
        <text:p text:style-name="P10"/>
        <text:p text:style-name="P10"><text:soft-page-break/><text:s text:c="8"/>System.out.printf("%n%83s%n", "Projectile Distance (feet)");</text:p>
        <text:p text:style-name="P10"><text:s text:c="8"/>System.out.printf("%6s", "MPH");</text:p>
        <text:p text:style-name="P10"><text:s text:c="8"/>for (int value : launchdegree) {</text:p>
        <text:p text:style-name="P10"><text:s text:c="12"/>System.out.printf("%13s", value + " deg");</text:p>
        <text:p text:style-name="P10"><text:s text:c="8"/>}</text:p>
        <text:p text:style-name="P10"><text:s text:c="8"/>System.out.println();</text:p>
        <text:p text:style-name="P10"><text:s text:c="8"/>System.out.println(</text:p>
        <text:p text:style-name="P10"><text:s text:c="16"/>"==========================================================================================================================================");</text:p>
        <text:p text:style-name="P10"><text:s text:c="8"/>for (int row = 0; row &lt; launchspeed.length; row++) {</text:p>
        <text:p text:style-name="P10"><text:s text:c="12"/>System.out.printf("%6d", launchspeed[row]);</text:p>
        <text:p text:style-name="P10"><text:s text:c="12"/>for (int col = 0; col &lt; launchdegree.length; col++) {</text:p>
        <text:p text:style-name="P10"><text:s text:c="16"/>if (distance[row][col] &lt; .001) {</text:p>
        <text:p text:style-name="P10"><text:s text:c="16"/>System.out.printf("%13.0f", distance[row][col]);</text:p>
        <text:p text:style-name="P10"><text:s text:c="16"/>}</text:p>
        <text:p text:style-name="P10"><text:s text:c="16"/>else {</text:p>
        <text:p text:style-name="P10"><text:s text:c="20"/>System.out.printf("%13.3f", distance[row][col]);</text:p>
        <text:p text:style-name="P10"><text:s text:c="16"/>}</text:p>
        <text:p text:style-name="P10"><text:s text:c="12"/>}</text:p>
        <text:p text:style-name="P10"><text:s text:c="12"/>System.out.println();</text:p>
        <text:p text:style-name="P10"><text:s text:c="8"/>}</text:p>
        <text:p text:style-name="P10"><text:s text:c="4"/>}</text:p>
        <text:p text:style-name="P10">}</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oft-page-break/><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1"/>
        <text:p text:style-name="P8"><text:span text:style-name="T2">Insert a copy of your code from the IDE here:</text:span></text:p>
        <text:p text:style-name="P3">/**</text:p>
        <text:p text:style-name="P3"><text:s/>* Tests the Catapult class with sample data.</text:p>
        <text:p text:style-name="P3"><text:s/>*</text:p>
        <text:p text:style-name="P3"><text:s/>* @version 1/9/20</text:p>
        <text:p text:style-name="P3"><text:s/>* @author Josiah Kowalski</text:p>
        <text:p text:style-name="P3"><text:s/>*/</text:p>
        <text:p text:style-name="P3">public class CatapultTester {</text:p>
        <text:p text:style-name="P3"/>
        <text:p text:style-name="P3"><text:s text:c="4"/>public static void main(String args[]) {</text:p>
        <text:p text:style-name="P3"><text:s text:c="8"/>int[] launchDegree = { 0, 20, 30, 45, 50, 60, 70, 75, 80, 90 };</text:p>
        <text:p text:style-name="P3"><text:s text:c="8"/>int[] launchSpeed = { 20, 25, 30, 35, 40, 45, 50, 100, 200, 300 };</text:p>
        <text:p text:style-name="P3"><text:s text:c="8"/>Catapult launch = new Catapult(launchDegree, launchSpeed);</text:p>
        <text:p text:style-name="P3"><text:s text:c="8"/>launch.processAndPrintResults();</text:p>
        <text:p text:style-name="P3"><text:s text:c="4"/>}</text:p>
        <text:p text:style-name="P3">}</text:p>
        <text:p text:style-name="P3"/>
        <text:p text:style-name="P3">/**</text:p>
        <text:p text:style-name="P3"><text:s/>* Calculates the trajectory of a projectile based on angles and launch</text:p>
        <text:p text:style-name="P3"><text:s/>* velocities</text:p>
        <text:p text:style-name="P3"><text:s/>*</text:p>
        <text:p text:style-name="P3"><text:s/>* @version 1/9/20</text:p>
        <text:p text:style-name="P3"><text:s/>* @author Josiah Kowalski</text:p>
        <text:p text:style-name="P3"><text:s/>*/</text:p>
        <text:p text:style-name="P3"/>
        <text:p text:style-name="P3">public class Catapult {</text:p>
        <text:p text:style-name="P3"/>
        <text:p text:style-name="P3"><text:s text:c="4"/>private int[] launchdegree;</text:p>
        <text:p text:style-name="P3"><text:s text:c="4"/>private int[] launchspeed;</text:p>
        <text:p text:style-name="P3"/>
        <text:p text:style-name="P3"><text:s text:c="4"/>/**</text:p>
        <text:p text:style-name="P3"><text:soft-page-break/><text:s text:c="5"/>* Constructor for the Catapult class</text:p>
        <text:p text:style-name="P3"><text:s text:c="5"/>*</text:p>
        <text:p text:style-name="P3"><text:s text:c="5"/>* @param launchdegree</text:p>
        <text:p text:style-name="P3"><text:s text:c="5"/>* <text:s text:c="11"/>An array containing the angles of elevation for each launch in</text:p>
        <text:p text:style-name="P3"><text:s text:c="5"/>* <text:s text:c="11"/>degrees.</text:p>
        <text:p text:style-name="P3"><text:s text:c="5"/>* @param launchspeed</text:p>
        <text:p text:style-name="P3"><text:s text:c="5"/>* <text:s text:c="11"/>An array containing the launch speeds in Miles Pre Hour</text:p>
        <text:p text:style-name="P3"><text:s text:c="5"/>*/</text:p>
        <text:p text:style-name="P3"><text:s text:c="4"/>public Catapult(int[] launchdegree, int[] launchspeed) {</text:p>
        <text:p text:style-name="P3"><text:s text:c="8"/>this.launchdegree = launchdegree;</text:p>
        <text:p text:style-name="P3"><text:s text:c="8"/>this.launchspeed = launchspeed;</text:p>
        <text:p text:style-name="P3"><text:s text:c="4"/>}</text:p>
        <text:p text:style-name="P3"/>
        <text:p text:style-name="P3"><text:s text:c="4"/>/**</text:p>
        <text:p text:style-name="P3"><text:s text:c="5"/>* A static method to calculate the trajectory of an individual launch.</text:p>
        <text:p text:style-name="P3"><text:s text:c="5"/>*</text:p>
        <text:p text:style-name="P3"><text:s text:c="5"/>* @param launchSpeedMilesPerHour</text:p>
        <text:p text:style-name="P3"><text:s text:c="5"/>* <text:s text:c="11"/>The speed launched in Miles Per Hour.</text:p>
        <text:p text:style-name="P3"><text:s text:c="5"/>* @param launchAngleDegree</text:p>
        <text:p text:style-name="P3"><text:s text:c="5"/>* <text:s text:c="11"/>The angle of elevation in degrees.</text:p>
        <text:p text:style-name="P3"><text:s text:c="5"/>* @return The trajectory in feet.</text:p>
        <text:p text:style-name="P3"><text:s text:c="5"/>*/</text:p>
        <text:p text:style-name="P3"><text:s text:c="4"/>public double calcTrajectory(int launchSpeedMilesPerHour, int launchAngleDegree) {</text:p>
        <text:p text:style-name="P3"><text:s text:c="8"/>double gravityAccel = 9.8;</text:p>
        <text:p text:style-name="P3"><text:s text:c="8"/>double launchSpeedMetersPerSecond = 0.44704 * launchSpeedMilesPerHour;</text:p>
        <text:p text:style-name="P3"><text:s text:c="8"/>double launchAngleRadians = Math.toRadians(launchAngleDegree);</text:p>
        <text:p text:style-name="P3"><text:s text:c="8"/>double launchDistance = 3.2808</text:p>
        <text:p text:style-name="P3"><text:s text:c="16"/>* (Math.pow(launchSpeedMetersPerSecond, 2) * Math.sin(2 * launchAngleRadians) / gravityAccel);</text:p>
        <text:p text:style-name="P3"><text:s text:c="8"/>return launchDistance;</text:p>
        <text:p text:style-name="P3"><text:s text:c="4"/>}</text:p>
        <text:p text:style-name="P3"/>
        <text:p text:style-name="P3"><text:s text:c="4"/>/**</text:p>
        <text:p text:style-name="P3"><text:s text:c="5"/>* A static method to process the data into an array, and print the results.</text:p>
        <text:p text:style-name="P3"><text:s text:c="5"/>*/</text:p>
        <text:p text:style-name="P3"><text:s text:c="4"/>public void processAndPrintResults() {</text:p>
        <text:p text:style-name="P3"><text:soft-page-break/><text:s text:c="8"/>double distance[][] = new double[launchspeed.length][launchdegree.length];</text:p>
        <text:p text:style-name="P3"><text:s text:c="8"/>for (int row = 0; row &lt; launchspeed.length; row++) {</text:p>
        <text:p text:style-name="P3"><text:s text:c="12"/>for (int col = 0; col &lt; launchdegree.length; col++) {</text:p>
        <text:p text:style-name="P3"><text:s text:c="16"/>distance[row][col] = calcTrajectory(launchspeed[row], launchdegree[col]);</text:p>
        <text:p text:style-name="P3"><text:s text:c="12"/>}</text:p>
        <text:p text:style-name="P3"><text:s text:c="8"/>}</text:p>
        <text:p text:style-name="P3"/>
        <text:p text:style-name="P3"><text:s text:c="8"/>System.out.printf("%n%83s%n", "Projectile Distance (feet)");</text:p>
        <text:p text:style-name="P3"><text:s text:c="8"/>System.out.printf("%6s", "MPH");</text:p>
        <text:p text:style-name="P3"><text:s text:c="8"/>for (int value : launchdegree) {</text:p>
        <text:p text:style-name="P3"><text:s text:c="12"/>System.out.printf("%13s", value + " deg");</text:p>
        <text:p text:style-name="P3"><text:s text:c="8"/>}</text:p>
        <text:p text:style-name="P3"><text:s text:c="8"/>System.out.println();</text:p>
        <text:p text:style-name="P3"><text:s text:c="8"/>System.out.println(</text:p>
        <text:p text:style-name="P3"><text:s text:c="16"/>"==========================================================================================================================================");</text:p>
        <text:p text:style-name="P3"><text:s text:c="8"/>for (int row = 0; row &lt; launchspeed.length; row++) {</text:p>
        <text:p text:style-name="P3"><text:s text:c="12"/>System.out.printf("%6d", launchspeed[row]);</text:p>
        <text:p text:style-name="P3"><text:s text:c="12"/>for (int col = 0; col &lt; launchdegree.length; col++) {</text:p>
        <text:p text:style-name="P3"><text:s text:c="16"/>if (distance[row][col] &lt; .001) {</text:p>
        <text:p text:style-name="P3"><text:s text:c="16"/>System.out.printf("%13.0f", distance[row][col]);</text:p>
        <text:p text:style-name="P3"><text:s text:c="16"/>}</text:p>
        <text:p text:style-name="P3"><text:s text:c="16"/>else {</text:p>
        <text:p text:style-name="P3"><text:s text:c="20"/>System.out.printf("%13.3f", distance[row][col]);</text:p>
        <text:p text:style-name="P3"><text:s text:c="16"/>}</text:p>
        <text:p text:style-name="P3"><text:s text:c="12"/>}</text:p>
        <text:p text:style-name="P3"><text:s text:c="12"/>System.out.println();</text:p>
        <text:p text:style-name="P3"><text:s text:c="8"/>}</text:p>
        <text:p text:style-name="P3"><text:s text:c="4"/>}</text:p>
        <text:p text:style-name="P3">}</text:p>
        <text:p text:style-name="P3"/>
        <text:p text:style-name="P3"/>
        <text:p text:style-name="P3"/>
        <text:p text:style-name="P3"/>
        <text:p text:style-name="P3"/>
        <text:p text:style-name="P6"><text:soft-page-break/><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is to calculate the trajectory of a catapult. </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d as a catapult trajectory estimator. </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Luckily I didn’t run into many problems with this program, only a couple typos.</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ill be able to use complex math equations in program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9T10:18:08.213171571</dc:date>
    <meta:editing-cycles>9</meta:editing-cycles>
    <meta:editing-duration>PT10M42S</meta:editing-duration>
    <meta:document-statistic meta:table-count="1" meta:image-count="0" meta:object-count="0" meta:page-count="8" meta:paragraph-count="191" meta:word-count="905" meta:character-count="7646" meta:non-whitespace-character-count="5666"/>
    <meta:generator>LibreOffice/5.2.7.2$Linux_AARCH64 LibreOffice_project/20m0$Build-2</meta:generator>
    <meta:user-defined meta:name="Company">FLVS</meta:user-defined>
    <meta:user-defined meta:name="Operator">JOSIAH KOWALSKI</meta:user-defined>
  </office:meta>
</office:document-meta>
</file>